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168" officeooo:paragraph-rsid="0001f168"/>
    </style:style>
    <style:style style:name="P2" style:family="paragraph" style:parent-style-name="Standard">
      <style:text-properties officeooo:rsid="0001f521" officeooo:paragraph-rsid="0001f521"/>
    </style:style>
    <style:style style:name="P3" style:family="paragraph" style:parent-style-name="Standard">
      <style:text-properties officeooo:rsid="00036843" officeooo:paragraph-rsid="00036843"/>
    </style:style>
    <style:style style:name="P4" style:family="paragraph" style:parent-style-name="Standard">
      <style:text-properties officeooo:rsid="00053b47" officeooo:paragraph-rsid="00053b47"/>
    </style:style>
    <style:style style:name="P5" style:family="paragraph" style:parent-style-name="Standard">
      <style:text-properties fo:font-weight="bold" officeooo:rsid="001337d0" officeooo:paragraph-rsid="001337d0" style:font-weight-asian="bold" style:font-weight-complex="bold"/>
    </style:style>
    <style:style style:name="P6" style:family="paragraph" style:parent-style-name="Standard" style:list-style-name="L3">
      <style:text-properties fo:font-weight="bold" officeooo:rsid="001337d0" officeooo:paragraph-rsid="001337d0" style:font-weight-asian="bold" style:font-weight-complex="bold"/>
    </style:style>
    <style:style style:name="P7" style:family="paragraph" style:parent-style-name="Standard">
      <style:text-properties fo:font-weight="bold" officeooo:rsid="0013d16f" officeooo:paragraph-rsid="0013d16f" style:font-weight-asian="bold" style:font-weight-complex="bold"/>
    </style:style>
    <style:style style:name="P8" style:family="paragraph" style:parent-style-name="Standard">
      <style:text-properties fo:font-weight="bold" officeooo:rsid="0015adcf" officeooo:paragraph-rsid="0015adcf" style:font-weight-asian="bold" style:font-weight-complex="bold"/>
    </style:style>
    <style:style style:name="P9" style:family="paragraph" style:parent-style-name="Standard" style:list-style-name="L4">
      <style:text-properties fo:font-weight="bold" officeooo:rsid="0015adcf" officeooo:paragraph-rsid="0015adcf" style:font-weight-asian="bold" style:font-weight-complex="bold"/>
    </style:style>
    <style:style style:name="P10" style:family="paragraph" style:parent-style-name="Standard">
      <style:text-properties fo:font-weight="bold" officeooo:rsid="0017c721" officeooo:paragraph-rsid="0017c721" style:font-weight-asian="bold" style:font-weight-complex="bold"/>
    </style:style>
    <style:style style:name="P11" style:family="paragraph" style:parent-style-name="Standard">
      <style:text-properties fo:font-weight="bold" officeooo:rsid="001969ab" officeooo:paragraph-rsid="001969ab" style:font-weight-asian="bold" style:font-weight-complex="bold"/>
    </style:style>
    <style:style style:name="P12" style:family="paragraph" style:parent-style-name="Standard" style:list-style-name="L5">
      <style:text-properties fo:font-weight="bold" officeooo:rsid="001969ab" officeooo:paragraph-rsid="001969ab" style:font-weight-asian="bold" style:font-weight-complex="bold"/>
    </style:style>
    <style:style style:name="P13" style:family="paragraph" style:parent-style-name="Standard">
      <style:text-properties fo:font-weight="bold" officeooo:rsid="001ae9eb" officeooo:paragraph-rsid="001ae9eb" style:font-weight-asian="bold" style:font-weight-complex="bold"/>
    </style:style>
    <style:style style:name="P14" style:family="paragraph" style:parent-style-name="Standard">
      <style:text-properties fo:font-weight="normal" officeooo:rsid="0006938a" officeooo:paragraph-rsid="0006938a" style:font-weight-asian="normal" style:font-weight-complex="normal"/>
    </style:style>
    <style:style style:name="P15" style:family="paragraph" style:parent-style-name="Standard">
      <style:text-properties fo:font-weight="normal" officeooo:rsid="00086cb8" officeooo:paragraph-rsid="00086cb8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970f8" officeooo:paragraph-rsid="000970f8" style:font-weight-asian="normal" style:font-weight-complex="normal"/>
    </style:style>
    <style:style style:name="P17" style:family="paragraph" style:parent-style-name="Standard">
      <style:text-properties fo:font-weight="normal" officeooo:rsid="000970f8" officeooo:paragraph-rsid="000970f8" style:font-weight-asian="normal" style:font-weight-complex="normal"/>
    </style:style>
    <style:style style:name="P18" style:family="paragraph" style:parent-style-name="Standard">
      <style:text-properties fo:font-weight="normal" officeooo:rsid="0009be66" officeooo:paragraph-rsid="0009be66" style:font-weight-asian="normal" style:font-weight-complex="normal"/>
    </style:style>
    <style:style style:name="P19" style:family="paragraph" style:parent-style-name="Standard">
      <style:text-properties fo:font-weight="normal" officeooo:rsid="000e5387" officeooo:paragraph-rsid="000e5387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0f5d14" officeooo:paragraph-rsid="000f5d14" style:font-weight-asian="normal" style:font-weight-complex="normal"/>
    </style:style>
    <style:style style:name="P21" style:family="paragraph" style:parent-style-name="Standard">
      <style:text-properties fo:font-weight="normal" officeooo:rsid="000f5d14" officeooo:paragraph-rsid="000f5d14" style:font-weight-asian="normal" style:font-weight-complex="normal"/>
    </style:style>
    <style:style style:name="P22" style:family="paragraph" style:parent-style-name="Standard">
      <style:text-properties fo:font-weight="normal" officeooo:rsid="0011c650" officeooo:paragraph-rsid="0011c650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7e1" officeooo:paragraph-rsid="000a5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8c4" officeooo:paragraph-rsid="000ac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8f2" officeooo:paragraph-rsid="000c6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57e1" officeooo:paragraph-rsid="000a57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c8c4" officeooo:paragraph-rsid="000ac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c68f2" officeooo:paragraph-rsid="000c68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1f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607b" style:font-weight-asian="normal" style:font-weight-complex="normal"/>
    </style:style>
    <style:style style:name="T5" style:family="text">
      <style:text-properties officeooo:rsid="0009a3dc"/>
    </style:style>
    <style:style style:name="T6" style:family="text">
      <style:text-properties officeooo:rsid="001068b0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72855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7285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<text:span text:style-name="T1">poder hierárquico</text:span><text:span text:style-name="T3"> </text:span><text:span text:style-name="T1">não</text:span><text:span text:style-name="T3"> depende de lei. Decorre da organização administrativa hierárquica, possuindo caráter </text:span><text:span text:style-name="T1">irrestrito, permanente e automático</text:span><text:span text:style-name="T3">.</text:span></text:p>
      <text:p text:style-name="P1"><text:span text:style-name="T3"/></text:p>
      <text:p text:style-name="P2"><text:span text:style-name="T3">Punições em ação de </text:span><text:span text:style-name="T1">improbidade administrativa</text:span><text:span text:style-name="T3"> → </text:span><text:span text:style-name="T1">não</text:span><text:span text:style-name="T3"> é poder disciplinar, mas sim </text:span><text:span text:style-name="T1">poder </text:span><text:span text:style-name="T2">punitivo do Estado</text:span><text:span text:style-name="T3"> (Judiciário).</text:span></text:p>
      <text:p text:style-name="P2"><text:span text:style-name="T3"/></text:p>
      <text:p text:style-name="P3"><text:span text:style-name="T3">Poder regulamentar → inerente e privativo dos Chefes do Executivo.</text:span></text:p>
      <text:p text:style-name="P4"><text:span text:style-name="T3">Poder normativo → mais amplo que o poder regulamentar, pois abrange toda a Administração para editar regulamentos autorizados.</text:span></text:p>
      <text:p text:style-name="P4"><text:span text:style-name="T3"/></text:p>
      <text:p text:style-name="P14">Competência para expedir decretos e regulamentos <text:span text:style-name="T1">de execução</text:span> → <text:span text:style-name="T1">indelegável</text:span>.</text:p>
      <text:p text:style-name="P14"/>
      <text:p text:style-name="P15">Decretos <text:span text:style-name="T1">autônomos</text:span> → atos primários, <text:span text:style-name="T1">não</text:span> se destinam a regular lei, nem precisam de lei para existir. <text:span text:style-name="T5">Só cabíveis em 2 situações:</text:span></text:p>
      <text:list xml:id="list2107698129" text:style-name="L1">
        <text:list-item>
          <text:p text:style-name="P16">Organização e funcionamento da Administração federal, quando <text:span text:style-name="T1">não</text:span> implicar aumento de despesa nem criação ou extinção de órgãos públicos;</text:p>
        </text:list-item>
        <text:list-item>
          <text:p text:style-name="P16">Extinção de funções ou cargos públicos, quando vagos.</text:p>
        </text:list-item>
      </text:list>
      <text:p text:style-name="P17"/>
      <text:p text:style-name="P18">Decretos <text:span text:style-name="T1">autônomos</text:span> são delegáveis a Ministro de Estado, PGR ou AGU.</text:p>
      <text:p text:style-name="P18"/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26">Regulamentos autorizados</text:p>
          </table:table-cell>
          <table:table-cell table:style-name="Table1.B1" office:value-type="string">
            <text:p text:style-name="P26">Regulamentos de execução</text:p>
          </table:table-cell>
        </table:table-row>
        <table:table-row>
          <table:table-cell table:style-name="Table1.A2" office:value-type="string">
            <text:p text:style-name="P23">Sem previsão expressa na CF.</text:p>
            <text:p text:style-name="P23"/>
            <text:p text:style-name="P23">Completam a lei, veiculam disposições que <text:span text:style-name="T1">não</text:span> constam da regulação legal, nem mesmo implicitamente (lei intencionalmente lacunosa). <text:span text:style-name="T1">Inovam o direito</text:span>, mas seguindo as diretrizes da lei.</text:p>
            <text:p text:style-name="P23"/>
            <text:p text:style-name="P24">Editados por órgãos e entidades de <text:span text:style-name="T1">perfil técnico</text:span>.</text:p>
            <text:p text:style-name="P24"/>
            <text:p text:style-name="P25">Matérias de ordem técnica pertinentes à área de atuação de quem os edita.</text:p>
          </table:table-cell>
          <table:table-cell table:style-name="Table1.B2" office:value-type="string">
            <text:p text:style-name="P23">CF, art. 84, VI.</text:p>
            <text:p text:style-name="P23"/>
            <text:p text:style-name="P27">Não<text:span text:style-name="T3"> podem inovar o direito.</text:span></text:p>
            <text:p text:style-name="P27"><text:span text:style-name="T3"/></text:p>
            <text:p text:style-name="P27"><text:span text:style-name="T3">Competência privativa do Chefe do Executivo, </text:span><text:span text:style-name="T4">indelegável.</text:span></text:p>
            <text:p text:style-name="P27"><text:span text:style-name="T4"/></text:p>
            <text:p text:style-name="P28"><text:span text:style-name="T4">P</text:span><text:span text:style-name="T3">odem tratar de qualquer assunto administrativo.</text:span></text:p>
          </table:table-cell>
        </table:table-row>
      </table:table>
      <text:p text:style-name="P18"/>
      <text:p text:style-name="P19">Requisitos p/ controle de constitucionalidade de decretos <text:span text:style-name="T6">(ADIn)</text:span>:</text:p>
      <text:list xml:id="list1800748628" text:style-name="L2">
        <text:list-item>
          <text:p text:style-name="P20">ter caráter normativo → normatividade, generalidade, abstração; e</text:p>
        </text:list-item>
        <text:list-item>
          <text:p text:style-name="P20">ter caráter autônomo → conflito direto com a CF.</text:p>
        </text:list-item>
      </text:list>
      <text:p text:style-name="P21"/>
      <text:p text:style-name="P22">Se não preencher os requisitos acima, o controle <text:span text:style-name="T1">não pode</text:span> ser por ADIn. Nesse caso, caberá ADPF.</text:p>
      <text:p text:style-name="P22"/>
      <text:p text:style-name="P5">Poder de polícia<text:span text:style-name="T3">:</text:span></text:p>
      <text:list xml:id="list3067881438" text:style-name="L3">
        <text:list-item>
          <text:p text:style-name="P6"><text:span text:style-name="T3">sentido </text:span>estrito<text:span text:style-name="T3"> → </text:span><text:span text:style-name="T7">atividades administrativas</text:span><text:span text:style-name="T3"> de regulamentação e execução das leis que estabelecem normas primárias de polícia;</text:span></text:p>
        </text:list-item>
        <text:list-item>
          <text:p text:style-name="P6"><text:span text:style-name="T3">sentido </text:span>amplo<text:span text:style-name="T3"> → abrange também a atividade do Legislativo de </text:span><text:span text:style-name="T7">editar leis</text:span><text:span text:style-name="T10"> que condicionem ou limitem a liberdade e a propriedade (liberdades administrativas ao exercício de atividades públicas).</text:span></text:p>
        </text:list-item>
      </text:list>
      <text:p text:style-name="P5"><text:span text:style-name="T10"/></text:p>
      <text:p text:style-name="P7"><text:soft-page-break/><text:span text:style-name="T10">Entes federativos </text:span><text:span text:style-name="T9">podem</text:span><text:span text:style-name="T10"> exercer o </text:span><text:span text:style-name="T9">poder de polícia</text:span><text:span text:style-name="T10"> em sistema de cooperação (convênios ou consórcios públicos, com regime de gestão associada).</text:span></text:p>
      <text:p text:style-name="P7"><text:span text:style-name="T10"/></text:p>
      <text:p text:style-name="P8"><text:span text:style-name="T10">Poder de polícia </text:span><text:span text:style-name="T9">preventivo → </text:span><text:span text:style-name="T10">atos de consentimento:</text:span></text:p>
      <text:list xml:id="list2976534709" text:style-name="L4">
        <text:list-item>
          <text:p text:style-name="P9"><text:span text:style-name="T9">licença</text:span><text:span text:style-name="T10">: vinculado e definitivo. </text:span><text:span text:style-name="T11">Exercício de um </text:span><text:span text:style-name="T8">direito</text:span><text:span text:style-name="T10">;</text:span></text:p>
        </text:list-item>
        <text:list-item>
          <text:p text:style-name="P9"><text:span text:style-name="T9">autorização</text:span><text:span text:style-name="T10">: discricionário e precário. </text:span><text:span text:style-name="T8">Interesse</text:span><text:span text:style-name="T11"> do particular.</text:span></text:p>
        </text:list-item>
      </text:list>
      <text:p text:style-name="P8"><text:span text:style-name="T11"/></text:p>
      <text:p text:style-name="P10"><text:span text:style-name="T11">P</text:span><text:span text:style-name="T10">oder de polícia </text:span><text:span text:style-name="T9">repressivo</text:span><text:span text:style-name="T10"> → sanções administrativas pelo descumprimento de normas de ordem pública (normas de polícia).</text:span></text:p>
      <text:p text:style-name="P10"><text:span text:style-name="T10"/></text:p>
      <text:p text:style-name="P11"><text:span text:style-name="T10">Ciclo de polícia:</text:span></text:p>
      <text:list xml:id="list3356967510" text:style-name="L5">
        <text:list-item>
          <text:p text:style-name="P12"><text:span text:style-name="T10">ordem (legislação);</text:span></text:p>
        </text:list-item>
        <text:list-item>
          <text:p text:style-name="P12"><text:span text:style-name="T10">consentimento;</text:span></text:p>
        </text:list-item>
        <text:list-item>
          <text:p text:style-name="P12"><text:span text:style-name="T10">fiscalização;</text:span></text:p>
        </text:list-item>
        <text:list-item>
          <text:p text:style-name="P12"><text:span text:style-name="T10">sanção.</text:span></text:p>
        </text:list-item>
      </text:list>
      <text:p text:style-name="P11"><text:span text:style-name="T10"/></text:p>
      <text:p text:style-name="P13"><text:span text:style-name="T10">Ordem e fiscalização </text:span><text:span text:style-name="T9">sempre</text:span><text:span text:style-name="T10"> existirão em um ciclo de polí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6T19:26:15.202000000</dc:date>
    <meta:editing-duration>PT57M25S</meta:editing-duration>
    <meta:editing-cycles>27</meta:editing-cycles>
    <meta:document-statistic meta:table-count="1" meta:image-count="0" meta:object-count="0" meta:page-count="2" meta:paragraph-count="37" meta:word-count="394" meta:character-count="2639" meta:non-whitespace-character-count="2294"/>
  </office:meta>
</office:document-meta>
</file>